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CAManagedConnectionFactory.matchManagedConnections( Set set , Subject subject , ConnectionRequestInfo cri )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JCAManagedConnectionFactory.createConnectionFa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CAManagedConnectionFactory.getHomeDi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CAManagedConnectionFactory.getBindSessionToTransa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CAManagedConnectionFactory.createManagedConnection( JCAConnectionRequestInfo c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CAManagedConnectionFactory.getConfigFi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CAManagedConnectionFactory.openSession( JCAConnectionRequestInfo cri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JCAManagedConnectionFactory.createConnectionFactory( ConnectionManager c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JCAManagedConnectionFactory.log(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CAManagedConnectionFactory.equals( Object o1 , Object o2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JCAManagedConnectionFactory.createManagedConnection( Subject subject , ConnectionRequestInfo cri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JCAManagedConnectionFactory.createRepository( )</text:p>
          </table:table-cell>
          <table:table-cell office:value-type="float" office:value="7">
            <text:p text:style-name="Table_20_Contents">7</text:p>
          </table:table-cell>
          <table:table-cell office:value-type="float" office:value="5">
            <text:p text:style-name="Table_20_Contents">5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JCAManagedConnectionFactory.equals( Object o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JCAManagedConnectionFactory.getReposi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CAManagedConnectionFactory.final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CAManagedConnectionFactory.setBindSessionToTransaction( Boolean bindSessionToTransac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CAManagedConnectionFactory.setHomeDir( String homeDi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CAManagedConnectionFactory.setLogWriter( PrintWriter logWri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CAManagedConnectionFactory.setConfigFile( String configFi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CAManagedConnectionFactory.equals( JCAManagedConnectionFactory o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CAManagedConnectionFactory.getLogWri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CAManagedConnectionFactory.hashCod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JCAManagedConnectionFactory.log( String message , Throwable exception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